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_20_body">
      <style:text-properties officeooo:paragraph-rsid="0094f49e"/>
    </style:style>
    <style:style style:name="P3" style:family="paragraph" style:parent-style-name="Standard" style:master-page-name="Standard">
      <style:paragraph-properties style:page-number="auto"/>
      <style:text-properties fo:font-size="18pt" officeooo:rsid="007fb318" style:font-size-asian="18pt" style:font-size-complex="18pt"/>
    </style:style>
    <style:style style:name="P4" style:family="paragraph" style:parent-style-name="Heading_20_1">
      <style:text-properties officeooo:rsid="0094f49e" officeooo:paragraph-rsid="0094f49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95fdc2" fo:background-color="transparent" loext:char-shading-value="0"/>
    </style:style>
    <style:style style:name="T3" style:family="text">
      <style:text-properties officeooo:rsid="0089ebb8" fo:background-color="transparent" loext:char-shading-value="0"/>
    </style:style>
    <style:style style:name="T4" style:family="text">
      <style:text-properties officeooo:rsid="0094f49e"/>
    </style:style>
    <style:style style:name="T5" style:family="text">
      <style:text-properties officeooo:rsid="0089ebb8"/>
    </style:style>
    <style:style style:name="T6" style:family="text">
      <style:text-properties officeooo:rsid="009520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4" text:outline-level="1">Usuario y permisos</text:h>
      <text:p text:style-name="P2"/>
      <text:p text:style-name="Texto_20_JJ_26_Shhh_21_"><text:span text:style-name="T4">En el ordenador del cliente habrá un usuario (biblio) que es el que usarán todos</text:span>, y <text:span text:style-name="T5">tendrán</text:span> permisos de lectura y escritura.</text:p>
      <text:p text:style-name="Texto_20_JJ_26_Shhh_21_"><text:span text:style-name="T3">Cuando el usuario termine de utilizar el ordenador y lo apague la máquina </text:span><text:span text:style-name="T2">volverá</text:span><text:span text:style-name="T3"> al estado inicial porque el disco duro se encuentra en estado congelado.</text:span></text:p>
      <text:p text:style-name="Texto_20_JJ_26_Shhh_21_"><text:span text:style-name="T1">En el servidor </text:span><text:span text:style-name="T2">y ordenadores clientes</text:span><text:span text:style-name="T1"> tendrá</text:span><text:span text:style-name="T2">n</text:span><text:span text:style-name="T1"> el usuario administrador </text:span><text:span text:style-name="T3">para poder hacer los cambio que sean convenientes.</text:span></text:p>
      <text:p text:style-name="Texto_20_JJ_26_Shhh_21_"><text:span text:style-name="T6">C</text:span>rearemos alguna GPO en el servidor para limitar el almacenamiento del disco y que puedan acceder a administrar el sistema.</text:p>
      <text:p text:style-name="Texto_20_JJ_26_Shhh_21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6-08T08:35:41.728044271</dc:date>
    <meta:editing-duration>PT13H52M10S</meta:editing-duration>
    <meta:editing-cycles>147</meta:editing-cycles>
    <meta:generator>LibreOffice/4.4.6.3$Linux_X86_64 LibreOffice_project/40m0$Build-3</meta:generator>
    <meta:document-statistic meta:table-count="0" meta:image-count="0" meta:object-count="0" meta:page-count="1" meta:paragraph-count="6" meta:word-count="91" meta:character-count="549" meta:non-whitespace-character-count="465"/>
  </office:meta>
</office:document-meta>
</file>